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Berlin Sans FB" svg:font-family="Berlin Sans FB" style:font-family-generic="swiss" style:font-pitch="variable" svg:panose-1="2 14 6 2 2 5 2 2 3 6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 fo:text-align="center"/>
      <style:text-properties style:font-name="Arial" style:font-name-complex="Arial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1pt" style:font-size-asian="11pt" style:font-size-complex="11pt"/>
    </style:style>
    <style:style style:name="P3" style:parent-style-name="Normal" style:family="paragraph">
      <style:text-properties style:font-name="Arial" style:font-name-complex="Arial" fo:font-size="11pt" style:font-size-asian="11pt" style:font-size-complex="11pt"/>
    </style:style>
    <style:style style:name="P4" style:parent-style-name="Normal" style:family="paragraph">
      <style:text-properties style:font-name="Arial" style:font-name-complex="Arial" fo:font-size="11pt" style:font-size-asian="11pt" style:font-size-complex="11pt"/>
    </style:style>
    <style:style style:name="P5" style:parent-style-name="Normal" style:family="paragraph">
      <style:text-properties style:font-name="Arial" style:font-name-complex="Arial" fo:font-size="11pt" style:font-size-asian="11pt" style:font-size-complex="11pt"/>
    </style:style>
    <style:style style:name="P6" style:parent-style-name="Normal" style:family="paragraph">
      <style:text-properties style:font-name="Arial" style:font-name-complex="Arial" fo:font-size="11pt" style:font-size-asian="11pt" style:font-size-complex="11pt"/>
    </style:style>
    <style:style style:name="P7" style:parent-style-name="Normal" style:family="paragraph">
      <style:text-properties style:font-name="Arial" style:font-name-complex="Arial" fo:font-size="11pt" style:font-size-asian="11pt" style:font-size-complex="11pt"/>
    </style:style>
    <style:style style:name="T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9" style:parent-style-name="Policepardéfaut" style:family="text">
      <style:text-properties fo:font-size="11pt" style:font-size-asian="11pt" style:font-size-complex="11pt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Normal" style:family="paragraph">
      <style:text-properties fo:font-size="11pt" style:font-size-asian="11pt" style:font-size-complex="11pt"/>
    </style:style>
    <style:style style:name="P12" style:parent-style-name="Paragraphedeliste" style:list-style-name="LFO1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3" style:parent-style-name="Normal" style:family="paragraph">
      <style:text-properties style:font-name="Arial" style:font-name-complex="Arial" fo:font-size="11pt" style:font-size-asian="11pt" style:font-size-complex="11pt"/>
    </style:style>
    <style:style style:name="P14" style:parent-style-name="Normal" style:family="paragraph">
      <style:paragraph-properties fo:margin-bottom="0in"/>
      <style:text-properties style:font-name="Berlin Sans FB" fo:color="#0070C0"/>
    </style:style>
    <style:style style:name="P15" style:parent-style-name="Normal" style:family="paragraph">
      <style:paragraph-properties fo:margin-bottom="0in"/>
      <style:text-properties style:font-name="Berlin Sans FB" fo:color="#0070C0"/>
    </style:style>
    <style:style style:name="P16" style:parent-style-name="Normal" style:family="paragraph">
      <style:paragraph-properties fo:margin-bottom="0in"/>
      <style:text-properties style:font-name="Berlin Sans FB" fo:color="#0070C0"/>
    </style:style>
    <style:style style:name="P17" style:parent-style-name="Normal" style:family="paragraph">
      <style:paragraph-properties fo:margin-bottom="0in"/>
      <style:text-properties style:font-name="Berlin Sans FB"/>
    </style:style>
    <style:style style:name="P18" style:parent-style-name="Normal" style:family="paragraph">
      <style:paragraph-properties fo:margin-bottom="0in"/>
    </style:style>
    <style:style style:name="T19" style:parent-style-name="Policepardéfaut" style:family="text">
      <style:text-properties style:font-name="Berlin Sans FB" fo:color="#0070C0"/>
    </style:style>
    <style:style style:name="T2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21" style:parent-style-name="Normal" style:family="paragraph">
      <style:paragraph-properties fo:margin-bottom="0in"/>
    </style:style>
    <style:style style:name="T2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3" style:parent-style-name="Policepardéfaut" style:family="text">
      <style:text-properties style:font-name="Arial" style:font-name-complex="Arial" fo:color="#0070C0" fo:font-size="11pt" style:font-size-asian="11pt" style:font-size-complex="11pt"/>
    </style:style>
    <style:style style:name="T24" style:parent-style-name="Policepardéfaut" style:family="text">
      <style:text-properties fo:color="#0070C0" fo:font-size="11pt" style:font-size-asian="11pt" style:font-size-complex="11pt"/>
    </style:style>
    <style:style style:name="T25" style:parent-style-name="Policepardéfaut" style:family="text">
      <style:text-properties style:font-name="Berlin Sans FB" fo:color="#0070C0"/>
    </style:style>
    <style:style style:name="T26" style:parent-style-name="Policepardéfaut" style:family="text">
      <style:text-properties fo:color="#0070C0"/>
    </style:style>
    <style:style style:name="P27" style:parent-style-name="Normal" style:family="paragraph">
      <style:paragraph-properties fo:margin-bottom="0in"/>
    </style:style>
    <style:style style:name="T2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9" style:parent-style-name="Policepardéfaut" style:family="text">
      <style:text-properties style:font-name="Segoe UI Emoji" style:font-name-asian="Segoe UI Emoji" style:font-name-complex="Segoe UI Emoji" fo:font-size="11pt" style:font-size-asian="11pt" style:font-size-complex="11pt"/>
    </style:style>
    <style:style style:name="T3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text-align="center" fo:margin-bottom="0in"/>
      <style:text-properties style:font-name="Arial" style:font-name-complex="Arial" fo:font-size="14pt" style:font-size-asian="14pt" style:font-size-complex="14pt"/>
    </style:style>
    <style:style style:name="P35" style:parent-style-name="Normal" style:family="paragraph">
      <style:paragraph-properties fo:text-align="center" fo:margin-bottom="0in"/>
      <style:text-properties style:font-name="Arial" style:font-name-complex="Arial" fo:font-size="14pt" style:font-size-asian="14pt" style:font-size-complex="14pt"/>
    </style:style>
    <style:style style:name="P36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37" style:parent-style-name="Paragraphedeliste" style:list-style-name="LFO2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38" style:parent-style-name="Paragraphedeliste" style:list-style-name="LFO2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39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0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1" style:parent-style-name="Normal" style:family="paragraph">
      <style:paragraph-properties fo:margin-bottom="0in" fo:margin-left="0.25in">
        <style:tab-stops/>
      </style:paragraph-properties>
      <style:text-properties style:font-name="Berlin Sans FB" fo:color="#0070C0" fo:language="en" fo:country="US"/>
    </style:style>
    <style:style style:name="P42" style:parent-style-name="Normal" style:family="paragraph">
      <style:paragraph-properties fo:margin-bottom="0in" fo:margin-left="0.25in">
        <style:tab-stops/>
      </style:paragraph-properties>
      <style:text-properties style:font-name="Berlin Sans FB" fo:color="#0070C0" fo:language="en" fo:country="US"/>
    </style:style>
    <style:style style:name="P43" style:parent-style-name="Normal" style:family="paragraph">
      <style:paragraph-properties fo:margin-bottom="0in" fo:margin-left="0.4916in">
        <style:tab-stops/>
      </style:paragraph-properties>
      <style:text-properties style:font-name="Berlin Sans FB" fo:color="#0070C0" fo:language="en" fo:country="US"/>
    </style:style>
    <style:style style:name="P44" style:parent-style-name="Normal" style:family="paragraph">
      <style:paragraph-properties fo:margin-bottom="0in" fo:margin-left="0.4916in">
        <style:tab-stops/>
      </style:paragraph-properties>
      <style:text-properties style:font-name="Berlin Sans FB" fo:color="#0070C0"/>
    </style:style>
    <style:style style:name="P45" style:parent-style-name="Normal" style:family="paragraph">
      <style:paragraph-properties fo:margin-bottom="0in" fo:margin-left="0.25in">
        <style:tab-stops/>
      </style:paragraph-properties>
      <style:text-properties style:font-name="Berlin Sans FB" fo:color="#0070C0"/>
    </style:style>
    <style:style style:name="P46" style:parent-style-name="Normal" style:family="paragraph">
      <style:paragraph-properties fo:margin-bottom="0in" fo:margin-left="0.25in">
        <style:tab-stops/>
      </style:paragraph-properties>
    </style:style>
    <style:style style:name="P47" style:parent-style-name="Normal" style:family="paragraph">
      <style:paragraph-properties fo:margin-bottom="0in"/>
      <style:text-properties style:font-name="Berlin Sans FB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Paragraphedeliste" style:list-style-name="LFO2" style:family="paragraph"/>
    <style:style style:name="T50" style:parent-style-name="Policepardéfaut" style:family="text">
      <style:text-properties style:font-name="Berlin Sans FB" fo:color="#0070C0"/>
    </style:style>
    <style:style style:name="T51" style:parent-style-name="Policepardéfaut" style:family="text">
      <style:text-properties style:font-name="Arial" style:font-name-complex="Arial"/>
    </style:style>
    <style:style style:name="P52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53" style:parent-style-name="Normal" style:family="paragraph">
      <style:paragraph-properties fo:margin-left="0.25in">
        <style:tab-stops/>
      </style:paragraph-properties>
    </style:style>
    <style:style style:name="TableColumn55" style:family="table-column">
      <style:table-column-properties style:column-width="3.1138in"/>
    </style:style>
    <style:style style:name="TableColumn56" style:family="table-column">
      <style:table-column-properties style:column-width="3.1138in"/>
    </style:style>
    <style:style style:name="Table54" style:family="table">
      <style:table-properties style:width="6.2277in" fo:margin-left="0.25in" table:align="left"/>
    </style:style>
    <style:style style:name="TableRow57" style:family="table-row">
      <style:table-row-properties style:min-row-height="0.2166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2" style:family="table-row">
      <style:table-row-properties style:min-row-height="0.8416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Berlin Sans FB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67" style:family="table-row">
      <style:table-row-properties style:min-row-height="0.4083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Berlin Sans FB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72" style:family="table-row">
      <style:table-row-properties style:min-row-height="0.4208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Berlin Sans FB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77" style:family="table-row">
      <style:table-row-properties style:min-row-height="0.4083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Berlin Sans FB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82" style:family="table-row">
      <style:table-row-properties style:min-row-height="0.2041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Berlin Sans FB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87" style:family="table-row">
      <style:table-row-properties style:min-row-height="0.4208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Berlin Sans FB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/>
    </style:style>
    <style:style style:name="P92" style:parent-style-name="Normal" style:family="paragraph">
      <style:paragraph-properties fo:margin-left="0.25in">
        <style:tab-stops/>
      </style:paragraph-properties>
    </style:style>
    <style:style style:name="P93" style:parent-style-name="Paragraphedeliste" style:list-style-name="LFO2" style:family="paragraph"/>
    <style:style style:name="T94" style:parent-style-name="Policepardéfaut" style:family="text">
      <style:text-properties style:font-name="Berlin Sans FB" fo:color="#0070C0"/>
    </style:style>
    <style:style style:name="T95" style:parent-style-name="Policepardéfaut" style:family="text">
      <style:text-properties style:font-name="Arial" style:font-name-complex="Arial" fo:color="#000000"/>
    </style:style>
    <style:style style:name="P96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97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98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99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100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01" style:parent-style-name="Normal" style:family="paragraph">
      <style:paragraph-properties fo:margin-bottom="0in" fo:text-indent="0.25in"/>
      <style:text-properties style:font-name="Arial" style:font-name-complex="Arial" fo:color="#000000" fo:font-size="11pt" style:font-size-asian="11pt" style:font-size-complex="11pt"/>
    </style:style>
    <style:style style:name="P102" style:parent-style-name="Normal" style:family="paragraph">
      <style:paragraph-properties fo:margin-bottom="0in" fo:text-indent="0.25in"/>
    </style:style>
    <style:style style:name="T103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T104" style:parent-style-name="Policepardéfaut" style:family="text">
      <style:text-properties style:font-name="Berlin Sans FB" fo:color="#0070C0"/>
    </style:style>
    <style:style style:name="T105" style:parent-style-name="Policepardéfaut" style:family="text">
      <style:text-properties style:font-name="Arial" style:font-name-complex="Arial" fo:color="#000000"/>
    </style:style>
    <style:style style:name="P106" style:parent-style-name="Normal" style:family="paragraph">
      <style:paragraph-properties fo:margin-bottom="0in" fo:text-indent="0.25in"/>
      <style:text-properties style:font-name="Arial" style:font-name-complex="Arial" fo:color="#000000"/>
    </style:style>
    <style:style style:name="P107" style:parent-style-name="Normal" style:family="paragraph">
      <style:paragraph-properties fo:margin-bottom="0in" fo:text-indent="0.25in"/>
      <style:text-properties style:font-name="Arial" style:font-name-complex="Arial" fo:color="#000000" fo:font-size="11pt" style:font-size-asian="11pt" style:font-size-complex="11pt"/>
    </style:style>
    <style:style style:name="P108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09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0" style:parent-style-name="Normal" style:family="paragraph">
      <style:paragraph-properties fo:margin-bottom="0in"/>
      <style:text-properties style:font-name="Arial" style:font-name-complex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Normal" style:family="paragraph">
      <style:paragraph-properties fo:margin-bottom="0in"/>
      <style:text-properties style:font-name="Arial" style:font-name-complex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2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3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4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5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6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7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8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9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20" style:parent-style-name="Normal" style:family="paragraph">
      <style:paragraph-properties fo:text-align="center" fo:margin-bottom="0in"/>
      <style:text-properties style:font-name="Arial" style:font-name-complex="Arial" fo:font-size="14pt" style:font-size-asian="14pt" style:font-size-complex="14pt"/>
    </style:style>
    <style:style style:name="P121" style:parent-style-name="Normal" style:family="paragraph">
      <style:paragraph-properties fo:text-align="center" fo:margin-bottom="0in"/>
      <style:text-properties style:font-name="Arial" style:font-name-complex="Arial" fo:font-size="14pt" style:font-size-asian="14pt" style:font-size-complex="14pt"/>
    </style:style>
    <style:style style:name="P122" style:parent-style-name="Normal" style:family="paragraph">
      <style:paragraph-properties fo:margin-bottom="0in"/>
      <style:text-properties style:font-name="Arial" style:font-name-complex="Arial"/>
    </style:style>
    <style:style style:name="P123" style:parent-style-name="Normal" style:family="paragraph">
      <style:paragraph-properties fo:margin-bottom="0in"/>
      <style:text-properties style:font-name="Arial" style:font-name-complex="Arial"/>
    </style:style>
    <style:style style:name="P124" style:parent-style-name="Normal" style:family="paragraph">
      <style:paragraph-properties fo:margin-bottom="0in"/>
      <style:text-properties style:font-name="Arial" style:font-name-complex="Arial"/>
    </style:style>
    <style:style style:name="P125" style:parent-style-name="Normal" style:family="paragraph">
      <style:paragraph-properties fo:margin-bottom="0in"/>
      <style:text-properties style:font-name="Berlin Sans FB" style:font-name-complex="Arial" fo:color="#0070C0"/>
    </style:style>
    <style:style style:name="P126" style:parent-style-name="Normal" style:family="paragraph">
      <style:paragraph-properties fo:margin-bottom="0in" fo:text-indent="0.4916in"/>
      <style:text-properties style:font-name="Berlin Sans FB" style:font-name-complex="Arial" fo:color="#0070C0" fo:language="en" fo:country="US"/>
    </style:style>
    <style:style style:name="P127" style:parent-style-name="Normal" style:family="paragraph">
      <style:paragraph-properties fo:margin-bottom="0in" fo:text-indent="0.4916in"/>
      <style:text-properties style:font-name="Berlin Sans FB" style:font-name-complex="Arial" fo:color="#0070C0" fo:language="en" fo:country="US"/>
    </style:style>
    <style:style style:name="P128" style:parent-style-name="Normal" style:family="paragraph">
      <style:paragraph-properties fo:margin-bottom="0in" fo:text-indent="0.4916in"/>
      <style:text-properties style:font-name="Berlin Sans FB" style:font-name-complex="Arial" fo:color="#0070C0" fo:language="en" fo:country="US"/>
    </style:style>
    <style:style style:name="P129" style:parent-style-name="Normal" style:family="paragraph">
      <style:paragraph-properties fo:margin-bottom="0in" fo:text-indent="0.4916in"/>
      <style:text-properties style:font-name="Berlin Sans FB" style:font-name-complex="Arial" fo:color="#0070C0" fo:language="en" fo:country="US"/>
    </style:style>
    <style:style style:name="P130" style:parent-style-name="Normal" style:family="paragraph">
      <style:paragraph-properties fo:margin-bottom="0in"/>
      <style:text-properties style:font-name="Berlin Sans FB" style:font-name-complex="Arial" fo:color="#0070C0" fo:language="en" fo:country="US"/>
    </style:style>
    <style:style style:name="P131" style:parent-style-name="Normal" style:family="paragraph">
      <style:paragraph-properties fo:margin-bottom="0in"/>
      <style:text-properties style:font-name="Berlin Sans FB" style:font-name-complex="Arial" fo:color="#0070C0" fo:language="en" fo:country="US"/>
    </style:style>
    <style:style style:name="P132" style:parent-style-name="Paragraphedeliste" style:list-style-name="LFO2" style:family="paragraph">
      <style:paragraph-properties fo:margin-bottom="0in"/>
    </style:style>
    <style:style style:name="T133" style:parent-style-name="Policepardéfaut" style:family="text">
      <style:text-properties style:font-name="Berlin Sans FB" style:font-name-complex="Arial" fo:color="#0070C0" fo:language="en" fo:country="US"/>
    </style:style>
    <style:style style:name="T134" style:parent-style-name="Policepardéfaut" style:family="text">
      <style:text-properties style:font-name="Arial" style:font-name-complex="Arial" fo:font-size="11pt" style:font-size-asian="11pt" style:font-size-complex="11pt" fo:language="en" fo:country="US"/>
    </style:style>
    <style:style style:name="P135" style:parent-style-name="Paragraphedeliste" style:family="paragraph">
      <style:paragraph-properties fo:margin-bottom="0in"/>
      <style:text-properties style:font-name="Arial" style:font-name-complex="Arial" fo:font-size="11pt" style:font-size-asian="11pt" style:font-size-complex="11pt" fo:language="en" fo:country="US"/>
    </style:style>
    <style:style style:name="P136" style:parent-style-name="Normal" style:family="paragraph">
      <style:paragraph-properties fo:margin-bottom="0in"/>
      <style:text-properties style:font-name="Berlin Sans FB" style:font-name-complex="Arial" fo:color="#0070C0" fo:language="en" fo:country="US"/>
    </style:style>
    <style:style style:name="P137" style:parent-style-name="Paragraphedeliste" style:list-style-name="LFO2" style:family="paragraph">
      <style:paragraph-properties fo:margin-bottom="0in"/>
    </style:style>
    <style:style style:name="T138" style:parent-style-name="Policepardéfaut" style:family="text">
      <style:text-properties style:font-name="Berlin Sans FB" style:font-name-complex="Arial" fo:color="#0070C0" fo:language="en" fo:country="US"/>
    </style:style>
    <style:style style:name="T139" style:parent-style-name="Policepardéfaut" style:family="text">
      <style:text-properties style:font-name="Arial" style:font-name-complex="Arial" fo:font-size="11pt" style:font-size-asian="11pt" style:font-size-complex="11pt" fo:language="en" fo:country="US"/>
    </style:style>
    <style:style style:name="P140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 fo:language="en" fo:country="US"/>
    </style:style>
    <style:style style:name="P141" style:parent-style-name="Normal" style:family="paragraph">
      <style:paragraph-properties fo:margin-bottom="0in" fo:margin-left="0.25in">
        <style:tab-stops/>
      </style:paragraph-properties>
    </style:style>
    <style:style style:name="T14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43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45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46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47" style:parent-style-name="Paragraphedeliste" style:list-style-name="LFO2" style:family="paragraph">
      <style:paragraph-properties fo:margin-bottom="0in"/>
    </style:style>
    <style:style style:name="T148" style:parent-style-name="Policepardéfaut" style:family="text">
      <style:text-properties style:font-name="Berlin Sans FB" style:font-name-complex="Arial" fo:color="#0070C0" fo:language="en" fo:country="US"/>
    </style:style>
    <style:style style:name="T149" style:parent-style-name="Policepardéfaut" style:family="text">
      <style:text-properties style:font-name="Arial" style:font-name-complex="Arial" fo:font-size="11pt" style:font-size-asian="11pt" style:font-size-complex="11pt" fo:language="en" fo:country="US"/>
    </style:style>
    <style:style style:name="P150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1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2" style:parent-style-name="Paragraphedeliste" style:list-style-name="LFO2" style:family="paragraph">
      <style:paragraph-properties fo:margin-bottom="0in"/>
    </style:style>
    <style:style style:name="T153" style:parent-style-name="Policepardéfaut" style:family="text">
      <style:text-properties style:font-name="Berlin Sans FB" style:font-name-complex="Arial" fo:color="#0070C0" fo:language="en" fo:country="US"/>
    </style:style>
    <style:style style:name="P154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5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6" style:parent-style-name="Paragraphedeliste" style:list-style-name="LFO3" style:family="paragraph">
      <style:paragraph-properties fo:text-align="center" fo:margin-bottom="0in"/>
      <style:text-properties style:font-name="Arial" style:font-name-complex="Arial" fo:font-size="14pt" style:font-size-asian="14pt" style:font-size-complex="14pt"/>
    </style:style>
    <style:style style:name="P157" style:parent-style-name="Paragraphedeliste" style:family="paragraph">
      <style:paragraph-properties fo:margin-bottom="0in"/>
      <style:text-properties style:font-name="Arial" style:font-name-complex="Arial" fo:font-size="14pt" style:font-size-asian="14pt" style:font-size-complex="14pt"/>
    </style:style>
    <style:style style:name="P158" style:parent-style-name="Normal" style:family="paragraph">
      <style:paragraph-properties fo:margin-bottom="0in" fo:text-indent="0.25in"/>
      <style:text-properties style:font-name="Arial" style:font-name-complex="Arial" fo:font-size="11pt" style:font-size-asian="11pt" style:font-size-complex="11pt"/>
    </style:style>
    <style:style style:name="P159" style:parent-style-name="Paragraphedeliste" style:list-style-name="LFO2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60" style:parent-style-name="Paragraphedeliste" style:list-style-name="LFO2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61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62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63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64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65" style:parent-style-name="Normal" style:family="paragraph">
      <style:paragraph-properties fo:margin-bottom="0in"/>
      <style:text-properties style:font-name="Arial" style:font-name-complex="Arial" fo:font-size="16pt" style:font-size-asian="16pt" style:font-size-complex="16pt"/>
    </style:style>
    <style:style style:name="P166" style:parent-style-name="Normal" style:family="paragraph">
      <style:paragraph-properties fo:margin-bottom="0in"/>
      <style:text-properties style:font-name="Arial" style:font-name-complex="Arial" fo:font-size="16pt" style:font-size-asian="16pt" style:font-size-complex="16pt"/>
    </style:style>
    <style:style style:name="P167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68" style:parent-style-name="Paragraphedeliste" style:list-style-name="LFO2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69" style:parent-style-name="Normal" style:family="paragraph">
      <style:paragraph-properties fo:margin-bottom="0in" fo:margin-left="0.7416in" fo:text-indent="0.2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70" style:parent-style-name="Normal" style:family="paragraph">
      <style:paragraph-properties fo:margin-bottom="0in" fo:margin-left="0.7416in" fo:text-indent="0.2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71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72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73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74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75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76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77" style:parent-style-name="Paragraphedeliste" style:list-style-name="LFO2" style:family="paragraph">
      <style:paragraph-properties fo:margin-bottom="0in"/>
    </style:style>
    <style:style style:name="T178" style:parent-style-name="Policepardéfaut" style:family="text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list text:style-name="LFO1" text:continue-numbering="true">
        <text:list-item>
          <text:p text:style-name="P1">Acceder a un processus avec la WinAPI en C++</text:p>
        </text:list-item>
      </text:list>
      <text:p text:style-name="P2">Sous Windows, l’accès à la mémoire d’un autre processus passe principalement par des fonctions WinAPI :</text:p>
      <text:p text:style-name="P3">-OpenProcess : ouvrir un handle vers un processus</text:p>
      <text:p text:style-name="P4">-VirtualQueryEx : organisation mémoire d’un processus</text:p>
      <text:p text:style-name="P5">-ReadProcessMemory : lire la mémoire du processus (selon les droits)</text:p>
      <text:p text:style-name="P6">-WriteProcessMemory : écrire en mémoire</text:p>
      <text:p text:style-name="P7"/>
      <text:p text:style-name="Normal"><text:span text:style-name="T8">Important : Windows impose des restrictions de sécurité. Vous pouvez lire un processus seulement si vous disposer des droits nécessaires</text:span><text:span text:style-name="T9">.</text:span></text:p>
      <text:p text:style-name="P10"/>
      <text:p text:style-name="P11"/>
      <text:list text:style-name="LFO1" text:continue-numbering="true">
        <text:list-item>
          <text:p text:style-name="P12">Obtenir l’ID d’un processus (PID)</text:p>
        </text:list-item>
      </text:list>
      <text:p text:style-name="P13">La façon la plus simple est de demander à l’utilisateur le PID affiché dans le gestionnaire des taches.</text:p>
      <text:p text:style-name="P14">DWORD pid ;</text:p>
      <text:p text:style-name="P15">std ::cout &lt;&lt; "PID du processus" ;</text:p>
      <text:p text:style-name="P16">std ::cin &gt;&gt; pid ;</text:p>
      <text:p text:style-name="P17"/>
      <text:p text:style-name="P18"><text:span text:style-name="T19">DWORD</text:span><text:s/>(<text:span text:style-name="T20">pour double word) est simplement un type de donnée defini par Windows, utilisé dans toute la WinAPI. Attention ce n’est pas un type natif de C++.</text:span></text:p>
      <text:p text:style-name="P21"><text:span text:style-name="T22">Windows le définit comme </text:span><text:span text:style-name="T23">:</text:span><text:span text:style-name="T24"><text:s/></text:span><text:span text:style-name="T25">typedef unsigned long DWORD</text:span><text:span text:style-name="T26"> </text:span>;</text:p>
      <text:p text:style-name="P27"><text:span text:style-name="T28">Soit un entier non signé de 32 bits et ayant une valeur comprise entre 0 et 4 294 967 295(pour être précis </text:span><text:span text:style-name="T29">😊</text:span><text:span text:style-name="T30">).</text:span></text:p>
      <text:p text:style-name="P31"/>
      <text:p text:style-name="P32"/>
      <text:p text:style-name="P33"/>
      <text:p text:style-name="P34">3)Utilisation de OpenProcess</text:p>
      <text:p text:style-name="P35"/>
      <text:p text:style-name="P36">OpenProcess permet d’obtenir un Handle vers un processus existant pour pouvoir effectuer diverse taches comme par exemple:</text:p>
      <text:list text:style-name="LFO2" text:continue-numbering="true">
        <text:list-item>
          <text:p text:style-name="P37">Lire des informations sur celui-ci</text:p>
        </text:list-item>
        <text:list-item>
          <text:p text:style-name="P38">Lire sa mémoire (si autorisé)</text:p>
        </text:list-item>
      </text:list>
      <text:p text:style-name="P39"/>
      <text:p text:style-name="P40">Définition de la fonction ci-dessous</text:p>
      <text:p text:style-name="P41">HANDLE OpenProcess(</text:p>
      <text:p text:style-name="P42"><text:tab/>DWORD dwDesiredAccess,</text:p>
      <text:p text:style-name="P43">Bool bInheritHandle,</text:p>
      <text:p text:style-name="P44">DWORD dwProcessId</text:p>
      <text:soft-page-break/>
      <text:p text:style-name="P45">) ;</text:p>
      <text:p text:style-name="P46"/>
      <text:p text:style-name="P47"/>
      <text:p text:style-name="P48">Description des paramètres</text:p>
      <text:list text:style-name="LFO2" text:continue-numbering="true">
        <text:list-item>
          <text:p text:style-name="P49"><text:span text:style-name="T50">dwDesiredAccess</text:span><text:s/><text:span text:style-name="T51">(Droits demandés)</text:span></text:p>
        </text:list-item>
      </text:list>
      <text:p text:style-name="P52">Il s’agit d’un champ de flags qui indiquent à Windows ce que vous souhaitez faire avec le processus.</text:p>
      <text:p text:style-name="P53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FLAG</text:p>
          </table:table-cell>
          <table:table-cell table:style-name="TableCell60">
            <text:p text:style-name="P61">DESCRIPTION</text:p>
          </table:table-cell>
        </table:table-row>
        <table:table-row table:style-name="TableRow62">
          <table:table-cell table:style-name="TableCell63">
            <text:p text:style-name="P64">PROCESS_QUERY_INFORMATION</text:p>
          </table:table-cell>
          <table:table-cell table:style-name="TableCell65">
            <text:p text:style-name="P66">Autorise le fait de pouvoir récupérer des informations sur le processus (tels que le statut, path, classe de priorité, …)</text:p>
          </table:table-cell>
        </table:table-row>
        <table:table-row table:style-name="TableRow67">
          <table:table-cell table:style-name="TableCell68">
            <text:p text:style-name="P69">PROCESS_VM_READ</text:p>
          </table:table-cell>
          <table:table-cell table:style-name="TableCell70">
            <text:p text:style-name="P71">Autorise la lecture de la mémoire du processus.</text:p>
          </table:table-cell>
        </table:table-row>
        <table:table-row table:style-name="TableRow72">
          <table:table-cell table:style-name="TableCell73">
            <text:p text:style-name="P74">PROCESS_VM_WRITE</text:p>
          </table:table-cell>
          <table:table-cell table:style-name="TableCell75">
            <text:p text:style-name="P76">Autorise l’écriture dans la mémoire d’un processus.</text:p>
          </table:table-cell>
        </table:table-row>
        <table:table-row table:style-name="TableRow77">
          <table:table-cell table:style-name="TableCell78">
            <text:p text:style-name="P79">PROCESS_VM_OPERATION</text:p>
          </table:table-cell>
          <table:table-cell table:style-name="TableCell80">
            <text:p text:style-name="P81">Permet certaines opérations mémoires tels que l’allocation et la désallocation.</text:p>
          </table:table-cell>
        </table:table-row>
        <table:table-row table:style-name="TableRow82">
          <table:table-cell table:style-name="TableCell83">
            <text:p text:style-name="P84">PROCESS_TERMINATE</text:p>
          </table:table-cell>
          <table:table-cell table:style-name="TableCell85">
            <text:p text:style-name="P86">Permet de terminer un processus.</text:p>
          </table:table-cell>
        </table:table-row>
        <table:table-row table:style-name="TableRow87">
          <table:table-cell table:style-name="TableCell88">
            <text:p text:style-name="P89">PROCESS_CREATE_THREAD</text:p>
          </table:table-cell>
          <table:table-cell table:style-name="TableCell90">
            <text:p text:style-name="P91">Permet de créer un thread dans le processus.</text:p>
          </table:table-cell>
        </table:table-row>
      </table:table>
      <text:p text:style-name="P92"/>
      <text:list text:style-name="LFO2" text:continue-numbering="true">
        <text:list-item>
          <text:p text:style-name="P93"><text:span text:style-name="T94">bInheritHandle <text:s/></text:span><text:span text:style-name="T95">(Héritage du Handle)</text:span></text:p>
        </text:list-item>
      </text:list>
      <text:p text:style-name="P96">Indique si le processus pourra être transmis à des processus lors d’un appel à CreateProcess.</text:p>
      <text:p text:style-name="P97"/>
      <text:p text:style-name="P98">True -&gt; le Handle est héritable</text:p>
      <text:p text:style-name="P99">False -&gt; le Handle est non héritable (cas normal en particulier)</text:p>
      <text:p text:style-name="P100"><text:tab/></text:p>
      <text:p text:style-name="P101"/>
      <text:p text:style-name="P102"><text:span text:style-name="T103">-</text:span><text:span text:style-name="T104"><text:s/>dwProcessId<text:s/></text:span><text:span text:style-name="T105">(PID)</text:span></text:p>
      <text:p text:style-name="P106"/>
      <text:p text:style-name="P107">Il s’agit de l’identifiant unique du processus cible attribué par Windows.</text:p>
      <text:p text:style-name="P108"/>
      <text:p text:style-name="P109"/>
      <text:p text:style-name="P110">Valeur de retour<text:s/></text:p>
      <text:p text:style-name="P111"/>
      <text:p text:style-name="P112">Le type de retour de cette structure est un Handle valide et non nul.</text:p>
      <text:p text:style-name="P113">En cas d’echec il est fortement recommandé d’utiliser GetLastError();<text:s/></text:p>
      <text:p text:style-name="P114">Exemple d’erreurs fréquentes accompagné de leurs codes :</text:p>
      <text:p text:style-name="P115">Code : 5 pour <text:s/>« ACCESS-DENIED » <text:s/>vous n’avez pas les droits nécessaires.</text:p>
      <text:soft-page-break/>
      <text:p text:style-name="P116">Code : 87 pour « INVALID-PARAMETER » PID ou autre parametre incorrect.</text:p>
      <text:p text:style-name="P117">Code : 299 pour « PARTIAL_COPY » accès mémoire limité par protection.</text:p>
      <text:p text:style-name="P118"/>
      <text:p text:style-name="P119"/>
      <text:p text:style-name="P120">3)Utilisation de QueryFullProcessImageNameA()</text:p>
      <text:p text:style-name="P121"/>
      <text:p text:style-name="P122">Fonction qui permet de récupérer le nom complet de l’executable du processus spécifié.</text:p>
      <text:p text:style-name="P123">Squelette de la fonction :</text:p>
      <text:p text:style-name="P124"/>
      <text:p text:style-name="P125">BOOL QueryFullProcessImageNameA(</text:p>
      <text:p text:style-name="P126">HANDLE hProcess,</text:p>
      <text:p text:style-name="P127">DWORD <text:s/>dwFlags,</text:p>
      <text:p text:style-name="P128">LPSTR <text:s/>lpExeName,</text:p>
      <text:p text:style-name="P129">PDWORD lpdwSize</text:p>
      <text:p text:style-name="P130">);</text:p>
      <text:p text:style-name="P131"/>
      <text:list text:style-name="LFO2" text:continue-numbering="true">
        <text:list-item>
          <text:p text:style-name="P132"><text:span text:style-name="T133">hProcess<text:s/></text:span><text:span text:style-name="T134">(Handle)</text:span></text:p>
        </text:list-item>
      </text:list>
      <text:p text:style-name="P135"/>
      <text:p text:style-name="P136"/>
      <text:list text:style-name="LFO2" text:continue-numbering="true">
        <text:list-item>
          <text:p text:style-name="P137"><text:span text:style-name="T138">dwFlags<text:s/></text:span><text:span text:style-name="T139">(affichage chemin)</text:span></text:p>
        </text:list-item>
      </text:list>
      <text:p text:style-name="P140"/>
      <text:p text:style-name="P141"><text:span text:style-name="T142">Paramètre qui permet de modifier l’affichage du chemin. Ce paramètre peut prendre 2 valeurs : soit 0 si le chemin a afficher doit utiliser le même format que Win32, soit PROCESS_NAME_NATIVE=</text:span><text:span text:style-name="T143"><text:s/></text:span><text:span text:style-name="T144">0x00000001 si le chemin doit utiliser le format NT native path.</text:span></text:p>
      <text:p text:style-name="P145"/>
      <text:p text:style-name="P146"/>
      <text:list text:style-name="LFO2" text:continue-numbering="true">
        <text:list-item>
          <text:p text:style-name="P147"><text:span text:style-name="T148">lpExeName<text:s/></text:span><text:span text:style-name="T149">(Long Pointer To Exe Name)</text:span></text:p>
        </text:list-item>
      </text:list>
      <text:p text:style-name="P150">Adresse vers un tableau ou Windows va écrire le chemin EXE.</text:p>
      <text:p text:style-name="P151"/>
      <text:list text:style-name="LFO2" text:continue-numbering="true">
        <text:list-item>
          <text:p text:style-name="P152"><text:span text:style-name="T153">lpdwSize</text:span></text:p>
        </text:list-item>
      </text:list>
      <text:p text:style-name="P154">taille de la mémoire du buffer lpExeName (tampon).</text:p>
      <text:p text:style-name="P155"/>
      <text:list text:style-name="LFO3" text:continue-numbering="true">
        <text:list-item>
          <text:p text:style-name="P156">Utilisation de VirtualQueryEx()</text:p>
        </text:list-item>
      </text:list>
      <text:p text:style-name="P157"/>
      <text:p text:style-name="P158">VirtualQueryEx analyse comment la mémoire d’un processus est organisée, région par région.<text:s/>Avant l’utilisation de cette fonction il faut tout dabbord :</text:p>
      <text:list text:style-name="LFO2" text:continue-numbering="true">
        <text:list-item>
          <text:p text:style-name="P159">Obtenir le PID d’un processus</text:p>
        </text:list-item>
        <text:list-item>
          <text:p text:style-name="P160">Ouvrir un Handle pour ce processus (avec OpenProcess)</text:p>
        </text:list-item>
      </text:list>
      <text:p text:style-name="P161">Avant toute chose<text:s/>je trouve cela important<text:s/>de rappeler l’organisation de la mémoire de notre ordinateur.</text:p>
      <text:p text:style-name="P162"/>
      <text:p text:style-name="P163">On peut imaginer la mémoire totale d’un ordinateur de la sorte :</text:p>
      <text:p text:style-name="P164"/>
      <text:p text:style-name="P165">[----zone1----][---zone2---][---zone3----][----zone4----][---zonex---]</text:p>
      <text:p text:style-name="P166"/>
      <text:p text:style-name="P167">Chaque zone de notre<text:s/>schéma<text:s/>représente<text:s/>donc<text:s/>une zone mémoire<text:s/>de l’ordinateur<text:s/>qui peut être :</text:p>
      <text:list text:style-name="LFO2" text:continue-numbering="true">
        <text:list-item>
          <text:p text:style-name="P168">Réservé<text:s/>(MEM-RESERVE) : Lorsqu’un processus est<text:s/>exécuté, l’ordinateur réserve une plage d’adresse d’espace virtuel pour un usage futur, sans consommer de RAM ou de fichier d’échange. Cela permet à un programme :</text:p>
        </text:list-item>
      </text:list>
      <text:p text:style-name="P169">-<text:s/><text:s/>de s’assurer qu’un futur bloc mémoire serai disponible lors du besoin</text:p>
      <text:p text:style-name="P170">-<text:s/><text:s/>d’éviter que d’autres allocations prennent cet espace</text:p>
      <text:p text:style-name="P171"/>
      <text:p text:style-name="P172"><text:s text:c="6"/>- <text:s text:c="4"/>Allouée (MEM_COMMIT) :<text:s text:c="2"/>Représente la mémoire<text:s/>réellement allouée à un <text:s text:c="4"/>processus, c’est-à-dire celle que Windows fournit physiquement. Elle peut être<text:s/>soit :</text:p>
      <text:p text:style-name="P173"><text:tab/>- en RAM</text:p>
      <text:p text:style-name="P174"><text:tab/>- dans le pagefile (fichier d’échange)</text:p>
      <text:p text:style-name="P175"><text:tab/>- ou mélange des deux<text:s/>précédents</text:p>
      <text:p text:style-name="P176"/>
      <text:list text:style-name="LFO2" text:continue-numbering="true">
        <text:list-item>
          <text:p text:style-name="P177"><text:span text:style-name="T178">Libre (MEM_FREE) : désigne l’espace virtuel qui est non réservé, non engagé et totalement libre. Espace mémoire qui n’appartient donc à aucun module, heap, stack ou allocatio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Berlin Sans FB" svg:font-family="Berlin Sans FB" style:font-family-generic="swiss" style:font-pitch="variable" svg:panose-1="2 14 6 2 2 5 2 2 3 6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nzo Jeannin</meta:initial-creator>
    <dc:creator>Enzo Jeannin</dc:creator>
    <meta:creation-date>2025-12-08T10:03:00Z</meta:creation-date>
    <dc:date>2025-12-10T14:10:00Z</dc:date>
    <meta:template xlink:href="Normal" xlink:type="simple"/>
    <meta:editing-cycles>28</meta:editing-cycles>
    <meta:editing-duration>PT11760S</meta:editing-duration>
    <meta:document-statistic meta:page-count="4" meta:paragraph-count="9" meta:word-count="760" meta:character-count="4934" meta:row-count="34" meta:non-whitespace-character-count="4183"/>
  </office:meta>
</office:document-meta>
</file>